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正文" style:master-page-name="MP0" style:family="paragraph">
      <style:paragraph-properties fo:margin-bottom="0in" fo:line-height="100%" fo:margin-left="0.0555in">
        <style:tab-stops/>
      </style:paragraph-properties>
    </style:style>
    <style:style style:name="T2" style:parent-style-name="默认段落字体" style:family="text">
      <style:text-properties style:font-name="Times New Roman" style:font-name-complex="Times New Roman" fo:font-size="16pt" style:font-size-asian="16pt" style:font-size-complex="16pt"/>
    </style:style>
    <style:style style:name="T3" style:parent-style-name="默认段落字体" style:family="text">
      <style:text-properties style:font-name="Times New Roman" style:font-name-complex="Times New Roman" fo:color="#000000" fo:letter-spacing="0.0076in" fo:font-size="16pt" style:font-size-asian="16pt" style:font-size-complex="16pt"/>
    </style:style>
    <style:style style:name="T4" style:parent-style-name="默认段落字体" style:family="text">
      <style:text-properties style:font-name="Times New Roman" style:font-name-complex="Times New Roman" fo:color="#000000" fo:letter-spacing="-0.0041in" fo:font-size="16pt" style:font-size-asian="16pt" style:font-size-complex="16pt"/>
    </style:style>
    <style:style style:name="T5" style:parent-style-name="默认段落字体" style:family="text">
      <style:text-properties style:font-name="Times New Roman" style:font-name-complex="Times New Roman" fo:color="#000000" fo:letter-spacing="0.0069in" fo:font-size="16pt" style:font-size-asian="16pt" style:font-size-complex="16pt"/>
    </style:style>
    <style:style style:name="T6" style:parent-style-name="默认段落字体" style:family="text">
      <style:text-properties style:font-name="Times New Roman" style:font-name-complex="Times New Roman" fo:color="#000000" fo:letter-spacing="0.002in" fo:font-size="16pt" style:font-size-asian="16pt" style:font-size-complex="16pt"/>
    </style:style>
    <style:style style:name="T7" style:parent-style-name="默认段落字体" style:family="text">
      <style:text-properties style:font-name="Times New Roman" style:font-name-complex="Times New Roman" fo:color="#000000" fo:letter-spacing="0.0083in" fo:font-size="16pt" style:font-size-asian="16pt" style:font-size-complex="16pt"/>
    </style:style>
    <style:style style:name="T8" style:parent-style-name="默认段落字体" style:family="text">
      <style:text-properties style:font-name="Times New Roman" style:font-name-complex="Times New Roman" fo:color="#000000" fo:letter-spacing="0.0062in" fo:font-size="16pt" style:font-size-asian="16pt" style:font-size-complex="16pt"/>
    </style:style>
    <style:style style:name="T9" style:parent-style-name="默认段落字体" style:family="text">
      <style:text-properties style:font-name="Times New Roman" style:font-name-complex="Times New Roman" fo:color="#000000" fo:letter-spacing="0.0055in" fo:font-size="16pt" style:font-size-asian="16pt" style:font-size-complex="16pt"/>
    </style:style>
    <style:style style:name="T10" style:parent-style-name="默认段落字体" style:family="text">
      <style:text-properties style:font-name="Times New Roman" style:font-name-complex="Times New Roman" fo:color="#000000" fo:letter-spacing="0.0097in" fo:font-size="16pt" style:font-size-asian="16pt" style:font-size-complex="16pt"/>
    </style:style>
    <style:style style:name="T11" style:parent-style-name="默认段落字体" style:family="text">
      <style:text-properties style:font-name="Times New Roman" style:font-name-complex="Times New Roman" fo:color="#000000" fo:letter-spacing="0.0111in" fo:font-size="16pt" style:font-size-asian="16pt" style:font-size-complex="16pt"/>
    </style:style>
    <style:style style:name="T12" style:parent-style-name="默认段落字体" style:family="text">
      <style:text-properties style:font-name="Times New Roman" style:font-name-complex="Times New Roman" fo:color="#000000" fo:letter-spacing="0.0097in" fo:font-size="16pt" style:font-size-asian="16pt" style:font-size-complex="16pt"/>
    </style:style>
    <style:style style:name="T13" style:parent-style-name="默认段落字体" style:family="text">
      <style:text-properties style:font-name="Times New Roman" style:font-name-complex="Times New Roman" fo:color="#000000" fo:letter-spacing="0.0062in" fo:font-size="16pt" style:font-size-asian="16pt" style:font-size-complex="16pt"/>
    </style:style>
    <style:style style:name="T14" style:parent-style-name="默认段落字体" style:family="text">
      <style:text-properties style:font-name="Times New Roman" style:font-name-complex="Times New Roman" fo:color="#000000" fo:letter-spacing="0.009in" fo:font-size="16pt" style:font-size-asian="16pt" style:font-size-complex="16pt"/>
    </style:style>
    <style:style style:name="T15" style:parent-style-name="默认段落字体" style:family="text">
      <style:text-properties style:font-name="Times New Roman" style:font-name-complex="Times New Roman" fo:color="#000000" fo:letter-spacing="0.0062in" fo:font-size="16pt" style:font-size-asian="16pt" style:font-size-complex="16pt"/>
    </style:style>
    <style:style style:name="P16" style:parent-style-name="正文" style:family="paragraph">
      <style:paragraph-properties fo:margin-bottom="0in" fo:line-height="100%" fo:margin-left="0.0555in">
        <style:tab-stops/>
      </style:paragraph-properties>
    </style:style>
    <style:style style:name="T17" style:parent-style-name="默认段落字体" style:family="text">
      <style:text-properties style:font-name="Times New Roman" style:font-name-complex="Times New Roman" fo:color="#000000" fo:letter-spacing="0.0097in" fo:font-size="16pt" style:font-size-asian="16pt" style:font-size-complex="16pt"/>
    </style:style>
    <style:style style:name="T18" style:parent-style-name="默认段落字体" style:family="text">
      <style:text-properties style:font-name="Times New Roman" style:font-name-complex="Times New Roman" fo:color="#000000" fo:letter-spacing="0.002in" fo:font-size="16pt" style:font-size-asian="16pt" style:font-size-complex="16pt"/>
    </style:style>
    <style:style style:name="T19" style:parent-style-name="默认段落字体" style:family="text">
      <style:text-properties style:font-name="Times New Roman" style:font-name-complex="Times New Roman" fo:color="#000000" fo:letter-spacing="0.018in" fo:font-size="16pt" style:font-size-asian="16pt" style:font-size-complex="16pt"/>
    </style:style>
    <style:style style:name="T20" style:parent-style-name="默认段落字体" style:family="text">
      <style:text-properties style:font-name="Times New Roman" style:font-name-complex="Times New Roman" fo:color="#000000" fo:letter-spacing="0.002in" fo:font-size="16pt" style:font-size-asian="16pt" style:font-size-complex="16pt"/>
    </style:style>
    <style:style style:name="T21" style:parent-style-name="默认段落字体" style:family="text">
      <style:text-properties style:font-name="Times New Roman" style:font-name-complex="Times New Roman" fo:color="#000000" fo:letter-spacing="0.009in" fo:font-size="16pt" style:font-size-asian="16pt" style:font-size-complex="16pt"/>
    </style:style>
    <style:style style:name="T22" style:parent-style-name="默认段落字体" style:family="text">
      <style:text-properties style:font-name="Times New Roman" style:font-name-complex="Times New Roman" fo:color="#000000" fo:letter-spacing="0.0097in" fo:font-size="16pt" style:font-size-asian="16pt" style:font-size-complex="16pt"/>
    </style:style>
    <style:style style:name="T23" style:parent-style-name="默认段落字体" style:family="text">
      <style:text-properties style:font-name="Times New Roman" style:font-name-complex="Times New Roman" fo:color="#000000" fo:letter-spacing="0.002in" fo:font-size="16pt" style:font-size-asian="16pt" style:font-size-complex="16pt"/>
    </style:style>
    <style:style style:name="T24" style:parent-style-name="默认段落字体" style:family="text">
      <style:text-properties style:font-name="Times New Roman" style:font-name-complex="Times New Roman" fo:color="#000000" fo:letter-spacing="0.0097in" fo:font-size="16pt" style:font-size-asian="16pt" style:font-size-complex="16pt"/>
    </style:style>
    <style:style style:name="T25" style:parent-style-name="默认段落字体" style:family="text">
      <style:text-properties style:font-name="Times New Roman" style:font-name-complex="Times New Roman" fo:color="#000000" fo:letter-spacing="0.0062in" fo:font-size="16pt" style:font-size-asian="16pt" style:font-size-complex="16pt"/>
    </style:style>
    <style:style style:name="T26" style:parent-style-name="默认段落字体" style:family="text">
      <style:text-properties style:font-name="Times New Roman" style:font-name-complex="Times New Roman" fo:color="#000000" fo:letter-spacing="0.0111in" fo:font-size="16pt" style:font-size-asian="16pt" style:font-size-complex="16pt"/>
    </style:style>
    <style:style style:name="T27" style:parent-style-name="默认段落字体" style:family="text">
      <style:text-properties style:font-name="Times New Roman" style:font-name-complex="Times New Roman" fo:color="#000000" fo:letter-spacing="0.0062in" fo:font-size="16pt" style:font-size-asian="16pt" style:font-size-complex="16pt"/>
    </style:style>
    <style:style style:name="T28" style:parent-style-name="默认段落字体" style:family="text">
      <style:text-properties style:font-name="Times New Roman" style:font-name-complex="Times New Roman" fo:color="#000000" fo:letter-spacing="0.0138in" fo:font-size="16pt" style:font-size-asian="16pt" style:font-size-complex="16pt"/>
    </style:style>
    <style:style style:name="T29" style:parent-style-name="默认段落字体" style:family="text">
      <style:text-properties style:font-name="Times New Roman" style:font-name-complex="Times New Roman" fo:color="#000000" fo:letter-spacing="0.002in" fo:font-size="16pt" style:font-size-asian="16pt" style:font-size-complex="16pt"/>
    </style:style>
    <style:style style:name="T30" style:parent-style-name="默认段落字体" style:family="text">
      <style:text-properties style:font-name="Times New Roman" style:font-name-complex="Times New Roman" fo:color="#000000" fo:letter-spacing="0.0034in" fo:font-size="16pt" style:font-size-asian="16pt" style:font-size-complex="16pt"/>
    </style:style>
    <style:style style:name="T31" style:parent-style-name="默认段落字体" style:family="text">
      <style:text-properties style:font-name="Times New Roman" style:font-name-complex="Times New Roman" fo:color="#000000" fo:letter-spacing="0.002in" fo:font-size="16pt" style:font-size-asian="16pt" style:font-size-complex="16pt"/>
    </style:style>
    <style:style style:name="T32" style:parent-style-name="默认段落字体" style:family="text">
      <style:text-properties style:font-name="Times New Roman" style:font-name-complex="Times New Roman" fo:color="#000000" fo:letter-spacing="0.0152in" fo:font-size="16pt" style:font-size-asian="16pt" style:font-size-complex="16pt"/>
    </style:style>
    <style:style style:name="T33" style:parent-style-name="默认段落字体" style:family="text">
      <style:text-properties style:font-name="Times New Roman" style:font-name-complex="Times New Roman" fo:color="#000000" fo:letter-spacing="0.0062in" fo:font-size="16pt" style:font-size-asian="16pt" style:font-size-complex="16pt"/>
    </style:style>
    <style:style style:name="T34" style:parent-style-name="默认段落字体" style:family="text">
      <style:text-properties style:font-name="Times New Roman" style:font-name-complex="Times New Roman" fo:color="#000000" fo:letter-spacing="0.009in" fo:font-size="16pt" style:font-size-asian="16pt" style:font-size-complex="16pt"/>
    </style:style>
    <style:style style:name="P35" style:parent-style-name="正文" style:family="paragraph">
      <style:paragraph-properties fo:margin-bottom="0in" fo:line-height="100%" fo:margin-left="0.0555in">
        <style:tab-stops/>
      </style:paragraph-properties>
      <style:text-properties style:font-name="Times New Roman" style:font-name-complex="Times New Roman" fo:color="#0000FF" fo:font-size="16pt" style:font-size-asian="16pt" style:font-size-complex="16pt"/>
    </style:style>
    <style:style style:name="P36" style:parent-style-name="正文" style:family="paragraph">
      <style:paragraph-properties fo:margin-bottom="0in" fo:line-height="100%" fo:margin-left="0.0555in" fo:text-indent="0.1333in">
        <style:tab-stops/>
      </style:paragraph-properties>
    </style:style>
    <style:style style:name="T37" style:parent-style-name="默认段落字体" style:family="text">
      <style:text-properties style:font-name="Times New Roman" style:font-name-complex="Times New Roman" fo:color="#000000" fo:letter-spacing="-0.0013in" fo:font-size="14pt" style:font-size-asian="14pt" style:font-size-complex="14pt"/>
    </style:style>
    <style:style style:name="T38" style:parent-style-name="默认段落字体" style:family="text">
      <style:text-properties style:font-name="Times New Roman" style:font-name-complex="Times New Roman" fo:color="#000000" fo:letter-spacing="0.0027in" fo:font-size="14pt" style:font-size-asian="14pt" style:font-size-complex="14pt"/>
    </style:style>
    <style:style style:name="T39" style:parent-style-name="默认段落字体" style:family="text">
      <style:text-properties style:font-name="Times New Roman" style:font-name-complex="Times New Roman" fo:color="#000000" fo:letter-spacing="0.0013in" fo:font-size="14pt" style:font-size-asian="14pt" style:font-size-complex="14pt"/>
    </style:style>
    <style:style style:name="T40" style:parent-style-name="默认段落字体" style:family="text">
      <style:text-properties style:font-name="Times New Roman" style:font-name-complex="Times New Roman" fo:color="#000000" fo:letter-spacing="0.0027in" fo:font-size="14pt" style:font-size-asian="14pt" style:font-size-complex="14pt"/>
    </style:style>
    <style:style style:name="T41" style:parent-style-name="默认段落字体" style:family="text">
      <style:text-properties style:font-name="Times New Roman" style:font-name-complex="Times New Roman" fo:color="#000000" fo:letter-spacing="-0.0006in" fo:font-size="14pt" style:font-size-asian="14pt" style:font-size-complex="14pt"/>
    </style:style>
    <style:style style:name="T42" style:parent-style-name="默认段落字体" style:family="text">
      <style:text-properties style:font-name="Times New Roman" style:font-name-complex="Times New Roman" fo:color="#000000" fo:letter-spacing="-0.0069in" fo:font-size="14pt" style:font-size-asian="14pt" style:font-size-complex="14pt"/>
    </style:style>
    <style:style style:name="T43" style:parent-style-name="默认段落字体" style:family="text">
      <style:text-properties style:font-name="Times New Roman" style:font-name-complex="Times New Roman" fo:color="#000000" fo:letter-spacing="0.0006in" fo:font-size="14pt" style:font-size-asian="14pt" style:font-size-complex="14pt"/>
    </style:style>
    <style:style style:name="T44" style:parent-style-name="默认段落字体" style:family="text">
      <style:text-properties style:font-name="Times New Roman" style:font-name-complex="Times New Roman" fo:color="#000000" fo:letter-spacing="-0.0041in" fo:font-size="14pt" style:font-size-asian="14pt" style:font-size-complex="14pt"/>
    </style:style>
    <style:style style:name="T45" style:parent-style-name="默认段落字体" style:family="text">
      <style:text-properties style:font-name="Times New Roman" style:font-name-complex="Times New Roman" fo:color="#000000" fo:letter-spacing="-0.0076in" fo:font-size="14pt" style:font-size-asian="14pt" style:font-size-complex="14pt"/>
    </style:style>
    <style:style style:name="T46" style:parent-style-name="默认段落字体" style:family="text">
      <style:text-properties style:font-name="Times New Roman" style:font-name-complex="Times New Roman" fo:color="#000000" fo:letter-spacing="-0.0013in" fo:font-size="14pt" style:font-size-asian="14pt" style:font-size-complex="14pt"/>
    </style:style>
    <style:style style:name="T47" style:parent-style-name="默认段落字体" style:family="text">
      <style:text-properties style:font-name="Times New Roman" style:font-name-complex="Times New Roman" fo:color="#000000" fo:letter-spacing="0.0027in" fo:font-size="14pt" style:font-size-asian="14pt" style:font-size-complex="14pt" style:text-underline-type="single" style:text-underline-style="solid" style:text-underline-width="auto" style:text-underline-mode="continuous"/>
    </style:style>
    <style:style style:name="P48" style:parent-style-name="正文" style:family="paragraph">
      <style:paragraph-properties fo:margin-bottom="0in" fo:line-height="100%" fo:margin-left="0.0555in" fo:text-indent="0.1333in">
        <style:tab-stops/>
      </style:paragraph-properties>
    </style:style>
    <style:style style:name="T49" style:parent-style-name="默认段落字体" style:family="text">
      <style:text-properties style:font-name="Times New Roman" style:font-name-complex="Times New Roman" fo:color="#0000FF" fo:letter-spacing="0.0027in" fo:font-size="14pt" style:font-size-asian="14pt" style:font-size-complex="14pt"/>
    </style:style>
    <style:style style:name="T50" style:parent-style-name="默认段落字体" style:family="text">
      <style:text-properties style:font-name="Times New Roman" style:font-name-complex="Times New Roman" fo:color="#0000FF" fo:letter-spacing="0.0027in" fo:font-size="14pt" style:font-size-asian="14pt" style:font-size-complex="14pt"/>
    </style:style>
    <style:style style:name="T51" style:parent-style-name="默认段落字体" style:family="text">
      <style:text-properties style:font-name="Times New Roman" style:font-name-complex="Times New Roman" fo:color="#0000FF" fo:letter-spacing="0.0027in" fo:font-size="14pt" style:font-size-asian="14pt" style:font-size-complex="14pt"/>
    </style:style>
    <style:style style:name="T52" style:parent-style-name="默认段落字体" style:family="text">
      <style:text-properties style:font-name="Times New Roman" style:font-name-complex="Times New Roman" fo:color="#0000FF" fo:letter-spacing="0.0027in" fo:font-size="14pt" style:font-size-asian="14pt" style:font-size-complex="14pt"/>
    </style:style>
    <style:style style:name="T53" style:parent-style-name="默认段落字体" style:family="text">
      <style:text-properties style:font-name="Times New Roman" style:font-name-complex="Times New Roman" fo:color="#0000FF" fo:letter-spacing="0.0013in" fo:font-size="14pt" style:font-size-asian="14pt" style:font-size-complex="14pt"/>
    </style:style>
    <style:style style:name="T54" style:parent-style-name="默认段落字体" style:family="text">
      <style:text-properties style:font-name="Times New Roman" style:font-name-complex="Times New Roman" fo:color="#0000FF" fo:letter-spacing="0.0027in" fo:font-size="14pt" style:font-size-asian="14pt" style:font-size-complex="14pt"/>
    </style:style>
    <style:style style:name="T55" style:parent-style-name="默认段落字体" style:family="text">
      <style:text-properties style:font-name="Times New Roman" style:font-name-complex="Times New Roman" fo:color="#0000FF" fo:letter-spacing="-0.0006in" fo:font-size="14pt" style:font-size-asian="14pt" style:font-size-complex="14pt"/>
    </style:style>
    <style:style style:name="T56" style:parent-style-name="默认段落字体" style:family="text">
      <style:text-properties style:font-name="Times New Roman" style:font-name-complex="Times New Roman" fo:color="#0000FF" fo:letter-spacing="-0.0069in" fo:font-size="14pt" style:font-size-asian="14pt" style:font-size-complex="14pt"/>
    </style:style>
    <style:style style:name="T57" style:parent-style-name="默认段落字体" style:family="text">
      <style:text-properties style:font-name="Times New Roman" style:font-name-complex="Times New Roman" fo:color="#0000FF" fo:letter-spacing="0.0006in" fo:font-size="14pt" style:font-size-asian="14pt" style:font-size-complex="14pt"/>
    </style:style>
    <style:style style:name="T58" style:parent-style-name="默认段落字体" style:family="text">
      <style:text-properties style:font-name="Times New Roman" style:font-name-complex="Times New Roman" fo:color="#0000FF" fo:letter-spacing="0.0006in" fo:font-size="14pt" style:font-size-asian="14pt" style:font-size-complex="14pt"/>
    </style:style>
    <style:style style:name="T59" style:parent-style-name="默认段落字体" style:family="text">
      <style:text-properties style:font-name="Times New Roman" style:font-name-complex="Times New Roman" fo:color="#0000FF" fo:letter-spacing="0.0006in" fo:font-size="14pt" style:font-size-asian="14pt" style:font-size-complex="14pt"/>
    </style:style>
    <style:style style:name="T60" style:parent-style-name="默认段落字体" style:family="text">
      <style:text-properties style:font-name="Times New Roman" style:font-name-complex="Times New Roman" fo:color="#0000FF" fo:letter-spacing="0.0006in" fo:font-size="14pt" style:font-size-asian="14pt" style:font-size-complex="14pt"/>
    </style:style>
    <style:style style:name="T61" style:parent-style-name="默认段落字体" style:family="text">
      <style:text-properties style:font-name="Times New Roman" style:font-name-complex="Times New Roman" fo:color="#0000FF" fo:letter-spacing="0.0006in" fo:font-size="14pt" style:font-size-asian="14pt" style:font-size-complex="14pt"/>
    </style:style>
    <style:style style:name="P62" style:parent-style-name="普通网站" style:family="paragraph">
      <style:paragraph-properties style:vertical-align="top" fo:margin-top="0in" fo:margin-bottom="0in" fo:background-color="#FFFFFF"/>
    </style:style>
    <style:style style:name="T63" style:parent-style-name="默认段落字体" style:family="text">
      <style:text-properties style:font-name="Times New Roman" style:font-name-complex="Times New Roman" fo:color="#191919" fo:font-size="16pt" style:font-size-asian="16pt" style:font-size-complex="16pt"/>
    </style:style>
    <style:style style:name="T64" style:parent-style-name="apple-converted-space" style:family="text">
      <style:text-properties style:font-name="Times New Roman" style:font-name-complex="Times New Roman" fo:color="#191919" fo:font-size="16pt" style:font-size-asian="16pt" style:font-size-complex="16pt"/>
    </style:style>
    <style:style style:name="T65" style:parent-style-name="超链接" style:family="text">
      <style:text-properties style:font-name="Times New Roman" style:font-name-complex="Times New Roman" fo:color="#B22023" fo:font-size="16pt" style:font-size-asian="16pt" style:font-size-complex="16pt"/>
    </style:style>
    <style:style style:name="T66" style:parent-style-name="默认段落字体" style:family="text">
      <style:text-properties style:font-name="Times New Roman" style:font-name-complex="Times New Roman" fo:color="#191919" fo:font-size="16pt" style:font-size-asian="16pt" style:font-size-complex="16pt"/>
    </style:style>
    <style:style style:name="T67" style:parent-style-name="apple-converted-space" style:family="text">
      <style:text-properties style:font-name="Times New Roman" style:font-name-complex="Times New Roman" fo:color="#191919" fo:font-size="16pt" style:font-size-asian="16pt" style:font-size-complex="16pt"/>
    </style:style>
    <style:style style:name="T68" style:parent-style-name="超链接" style:family="text">
      <style:text-properties style:font-name="Times New Roman" style:font-name-complex="Times New Roman" fo:color="#B22023" fo:font-size="16pt" style:font-size-asian="16pt" style:font-size-complex="16pt"/>
    </style:style>
    <style:style style:name="T69" style:parent-style-name="默认段落字体" style:family="text">
      <style:text-properties style:font-name="Times New Roman" style:font-name-complex="Times New Roman" fo:color="#191919" fo:font-size="16pt" style:font-size-asian="16pt" style:font-size-complex="16pt"/>
    </style:style>
    <style:style style:name="P70" style:parent-style-name="普通网站" style:family="paragraph">
      <style:paragraph-properties style:vertical-align="top" fo:margin-top="0in" fo:margin-bottom="0in" fo:background-color="#FFFFFF"/>
      <style:text-properties style:font-name="Times New Roman" style:font-name-complex="Times New Roman" fo:color="#0000FF" fo:font-size="16pt" style:font-size-asian="16pt" style:font-size-complex="16pt"/>
    </style:style>
    <style:style style:name="P71" style:parent-style-name="普通网站" style:family="paragraph">
      <style:paragraph-properties style:vertical-align="top" fo:margin-top="0in" fo:margin-bottom="0.1562in" fo:background-color="#FFFFFF"/>
      <style:text-properties style:font-name="Times New Roman" style:font-name-complex="Times New Roman" fo:color="#191919" fo:font-size="16pt" style:font-size-asian="16pt" style:font-size-complex="16pt"/>
    </style:style>
    <style:style style:name="P72" style:parent-style-name="普通网站" style:family="paragraph">
      <style:paragraph-properties style:vertical-align="top" fo:margin-top="0in" fo:margin-bottom="0.1562in" fo:background-color="#FFFFFF"/>
      <style:text-properties style:font-name="Times New Roman" style:font-name-complex="Times New Roman" fo:color="#0000FF" fo:font-size="16pt" style:font-size-asian="16pt" style:font-size-complex="16pt"/>
    </style:style>
    <style:style style:name="P73" style:parent-style-name="普通网站" style:family="paragraph">
      <style:paragraph-properties style:vertical-align="top" fo:margin-top="0in" fo:margin-bottom="0in" fo:background-color="#FFFFFF"/>
    </style:style>
    <style:style style:name="T74" style:parent-style-name="默认段落字体" style:family="text">
      <style:text-properties style:font-name="Times New Roman" style:font-name-complex="Times New Roman" fo:color="#191919" fo:font-size="16pt" style:font-size-asian="16pt" style:font-size-complex="16pt"/>
    </style:style>
    <style:style style:name="T75" style:parent-style-name="apple-converted-space" style:family="text">
      <style:text-properties style:font-name="Times New Roman" style:font-name-complex="Times New Roman" fo:color="#191919" fo:font-size="16pt" style:font-size-asian="16pt" style:font-size-complex="16pt"/>
    </style:style>
    <style:style style:name="T76" style:parent-style-name="超链接" style:family="text">
      <style:text-properties style:font-name="Times New Roman" style:font-name-complex="Times New Roman" fo:color="#B22023" fo:font-size="16pt" style:font-size-asian="16pt" style:font-size-complex="16pt"/>
    </style:style>
    <style:style style:name="T77" style:parent-style-name="apple-converted-space" style:family="text">
      <style:text-properties style:font-name="Times New Roman" style:font-name-complex="Times New Roman" fo:color="#191919" fo:font-size="16pt" style:font-size-asian="16pt" style:font-size-complex="16pt"/>
    </style:style>
    <style:style style:name="T78" style:parent-style-name="默认段落字体" style:family="text">
      <style:text-properties style:font-name="Times New Roman" style:font-name-complex="Times New Roman" fo:color="#191919" fo:font-size="16pt" style:font-size-asian="16pt" style:font-size-complex="16pt"/>
    </style:style>
    <style:style style:name="T79" style:parent-style-name="apple-converted-space" style:family="text">
      <style:text-properties style:font-name="Times New Roman" style:font-name-complex="Times New Roman" fo:color="#191919" fo:font-size="16pt" style:font-size-asian="16pt" style:font-size-complex="16pt"/>
    </style:style>
    <style:style style:name="T80" style:parent-style-name="超链接" style:family="text">
      <style:text-properties style:font-name="Times New Roman" style:font-name-complex="Times New Roman" fo:color="#B22023" fo:font-size="16pt" style:font-size-asian="16pt" style:font-size-complex="16pt"/>
    </style:style>
    <style:style style:name="T81" style:parent-style-name="apple-converted-space" style:family="text">
      <style:text-properties style:font-name="Times New Roman" style:font-name-complex="Times New Roman" fo:color="#191919" fo:font-size="16pt" style:font-size-asian="16pt" style:font-size-complex="16pt"/>
    </style:style>
    <style:style style:name="T82" style:parent-style-name="默认段落字体" style:family="text">
      <style:text-properties style:font-name="Times New Roman" style:font-name-complex="Times New Roman" fo:color="#191919" fo:font-size="16pt" style:font-size-asian="16pt" style:font-size-complex="16pt"/>
    </style:style>
    <style:style style:name="P83" style:parent-style-name="普通网站" style:family="paragraph">
      <style:paragraph-properties style:vertical-align="top" fo:margin-top="0in" fo:margin-bottom="0in" fo:background-color="#FFFFFF"/>
    </style:style>
    <style:style style:name="T84" style:parent-style-name="超链接" style:family="text">
      <style:text-properties style:font-name="Times New Roman" style:font-name-complex="Times New Roman" fo:color="#B22023" fo:font-size="16pt" style:font-size-asian="16pt" style:font-size-complex="16pt"/>
    </style:style>
    <style:style style:name="T85" style:parent-style-name="apple-converted-space" style:family="text">
      <style:text-properties style:font-name="Times New Roman" style:font-name-complex="Times New Roman" fo:color="#191919" fo:font-size="16pt" style:font-size-asian="16pt" style:font-size-complex="16pt"/>
    </style:style>
    <style:style style:name="T86" style:parent-style-name="默认段落字体" style:family="text">
      <style:text-properties style:font-name="Times New Roman" style:font-name-complex="Times New Roman" fo:color="#191919" fo:font-size="16pt" style:font-size-asian="16pt" style:font-size-complex="16pt"/>
    </style:style>
    <style:style style:name="T87" style:parent-style-name="要点" style:family="text">
      <style:text-properties style:font-name="Times New Roman" style:font-name-complex="Times New Roman" fo:color="#191919" fo:font-size="16pt" style:font-size-asian="16pt" style:font-size-complex="16pt"/>
    </style:style>
    <style:style style:name="T88" style:parent-style-name="apple-converted-space" style:family="text">
      <style:text-properties style:font-name="Times New Roman" style:font-name-complex="Times New Roman" fo:color="#191919" fo:font-size="16pt" style:font-size-asian="16pt" style:font-size-complex="16pt"/>
    </style:style>
    <style:style style:name="T89" style:parent-style-name="默认段落字体" style:family="text">
      <style:text-properties style:font-name="Times New Roman" style:font-name-complex="Times New Roman" fo:color="#191919" fo:font-size="16pt" style:font-size-asian="16pt" style:font-size-complex="16pt"/>
    </style:style>
    <style:style style:name="P90" style:parent-style-name="普通网站" style:family="paragraph">
      <style:paragraph-properties style:vertical-align="top" fo:margin-top="0in" fo:margin-bottom="0.1562in" fo:background-color="#FFFFFF"/>
    </style:style>
    <style:style style:name="T91" style:parent-style-name="默认段落字体" style:family="text">
      <style:text-properties style:font-name="Times New Roman" style:font-name-complex="Times New Roman" fo:color="#0000FF" fo:font-size="16pt" style:font-size-asian="16pt" style:font-size-complex="16pt"/>
    </style:style>
    <style:style style:name="T92" style:parent-style-name="默认段落字体" style:family="text">
      <style:text-properties style:font-name="Times New Roman" style:font-name-complex="Times New Roman" fo:color="#0000FF" fo:font-size="16pt" style:font-size-asian="16pt" style:font-size-complex="16pt"/>
    </style:style>
    <style:style style:name="T93" style:parent-style-name="默认段落字体" style:family="text">
      <style:text-properties style:font-name="Times New Roman" style:font-name-complex="Times New Roman" fo:color="#0000FF" fo:font-size="16pt" style:font-size-asian="16pt" style:font-size-complex="16pt"/>
    </style:style>
    <style:style style:name="T94" style:parent-style-name="默认段落字体" style:family="text">
      <style:text-properties style:font-name="Times New Roman" style:font-name-complex="Times New Roman" fo:color="#0000FF" fo:font-size="16pt" style:font-size-asian="16pt" style:font-size-complex="16pt"/>
    </style:style>
    <style:style style:name="T95" style:parent-style-name="默认段落字体" style:family="text">
      <style:text-properties style:font-name="Times New Roman" style:font-name-complex="Times New Roman" fo:color="#0000FF" fo:font-size="16pt" style:font-size-asian="16pt" style:font-size-complex="16pt"/>
    </style:style>
    <style:style style:name="T96" style:parent-style-name="默认段落字体" style:family="text">
      <style:text-properties style:font-name="Times New Roman" style:font-name-complex="Times New Roman" fo:color="#0000FF" fo:font-size="16pt" style:font-size-asian="16pt" style:font-size-complex="16pt"/>
    </style:style>
    <style:style style:name="T97" style:parent-style-name="默认段落字体" style:family="text">
      <style:text-properties style:font-name="Times New Roman" style:font-name-complex="Times New Roman" fo:color="#0000FF" fo:font-size="16pt" style:font-size-asian="16pt" style:font-size-complex="16pt"/>
    </style:style>
    <style:style style:name="T98" style:parent-style-name="默认段落字体" style:family="text">
      <style:text-properties style:font-name="Times New Roman" style:font-name-complex="Times New Roman" fo:color="#0000FF" fo:font-size="16pt" style:font-size-asian="16pt" style:font-size-complex="16pt"/>
    </style:style>
    <style:style style:name="T99" style:parent-style-name="超链接" style:family="text">
      <style:text-properties style:font-name="Times New Roman" style:font-name-complex="Times New Roman" fo:color="#0000FF" fo:font-size="16pt" style:font-size-asian="16pt" style:font-size-complex="16pt"/>
    </style:style>
    <style:style style:name="T100" style:parent-style-name="默认段落字体" style:family="text">
      <style:text-properties style:font-name="Times New Roman" style:font-name-complex="Times New Roman" fo:color="#0000FF" fo:font-size="16pt" style:font-size-asian="16pt" style:font-size-complex="16pt"/>
    </style:style>
    <style:style style:name="T101" style:parent-style-name="默认段落字体" style:family="text">
      <style:text-properties style:font-name="Times New Roman" style:font-name-complex="Times New Roman" fo:color="#0000FF" fo:font-size="16pt" style:font-size-asian="16pt" style:font-size-complex="16pt"/>
    </style:style>
    <style:style style:name="T102" style:parent-style-name="默认段落字体" style:family="text">
      <style:text-properties style:font-name="Times New Roman" style:font-name-complex="Times New Roman" fo:color="#0000FF" fo:font-size="16pt" style:font-size-asian="16pt" style:font-size-complex="16pt"/>
    </style:style>
    <style:style style:name="T103" style:parent-style-name="默认段落字体" style:family="text">
      <style:text-properties style:font-name="Times New Roman" style:font-name-complex="Times New Roman" fo:color="#0000FF" fo:font-size="16pt" style:font-size-asian="16pt" style:font-size-complex="16pt"/>
    </style:style>
    <style:style style:name="T104" style:parent-style-name="默认段落字体" style:family="text">
      <style:text-properties style:font-name="Times New Roman" style:font-name-complex="Times New Roman" fo:color="#0000FF" fo:font-size="16pt" style:font-size-asian="16pt" style:font-size-complex="16pt"/>
    </style:style>
    <style:style style:name="T105" style:parent-style-name="默认段落字体" style:family="text">
      <style:text-properties style:font-name="Times New Roman" style:font-name-complex="Times New Roman" fo:color="#0000FF" fo:font-size="16pt" style:font-size-asian="16pt" style:font-size-complex="16pt"/>
    </style:style>
    <style:style style:name="T106" style:parent-style-name="默认段落字体" style:family="text">
      <style:text-properties style:font-name="Times New Roman" style:font-name-complex="Times New Roman" fo:color="#0000FF" fo:font-size="16pt" style:font-size-asian="16pt" style:font-size-complex="16pt"/>
    </style:style>
    <style:style style:name="P107" style:parent-style-name="普通网站" style:family="paragraph">
      <style:paragraph-properties style:vertical-align="top" fo:margin-top="0in" fo:margin-bottom="0.1562in" fo:background-color="#FFFFFF"/>
      <style:text-properties style:font-name="Times New Roman" style:font-name-complex="Times New Roman" fo:color="#191919" fo:font-size="16pt" style:font-size-asian="16pt" style:font-size-complex="16pt"/>
    </style:style>
    <style:style style:name="P108" style:parent-style-name="普通网站" style:family="paragraph">
      <style:paragraph-properties style:vertical-align="top" fo:margin-top="0in" fo:margin-bottom="0.1562in" fo:background-color="#FFFFFF">
        <style:tab-stops>
          <style:tab-stop style:type="left" style:position="2.1097in"/>
        </style:tab-stops>
      </style:paragraph-properties>
      <style:text-properties style:font-name="Times New Roman" style:font-name-complex="Times New Roman" fo:color="#0000FF" fo:font-size="16pt" style:font-size-asian="16pt" style:font-size-complex="16pt"/>
    </style:style>
    <style:style style:name="P109" style:parent-style-name="普通网站" style:family="paragraph">
      <style:paragraph-properties style:vertical-align="top" fo:margin-top="0in" fo:margin-bottom="0.1562in" fo:background-color="#FFFFFF"/>
      <style:text-properties style:font-name="Times New Roman" style:font-name-complex="Times New Roman" fo:color="#191919" fo:font-size="16pt" style:font-size-asian="16pt" style:font-size-complex="16pt"/>
    </style:style>
    <style:style style:name="P110" style:parent-style-name="普通网站" style:family="paragraph">
      <style:paragraph-properties style:vertical-align="top" fo:margin-top="0in" fo:margin-bottom="0.1562in" fo:background-color="#FFFFFF"/>
      <style:text-properties style:font-name="Times New Roman" style:font-name-complex="Times New Roman" fo:color="#0000FF" fo:font-size="16pt" style:font-size-asian="16pt" style:font-size-complex="16pt"/>
    </style:style>
    <style:style style:name="P111" style:parent-style-name="普通网站" style:family="paragraph">
      <style:paragraph-properties style:vertical-align="top" fo:margin-top="0in" fo:margin-bottom="0.1562in" fo:background-color="#FFFFFF"/>
      <style:text-properties style:font-name="Times New Roman" style:font-name-complex="Times New Roman" fo:color="#191919" fo:font-size="16pt" style:font-size-asian="16pt" style:font-size-complex="16pt"/>
    </style:style>
    <style:style style:name="P112" style:parent-style-name="普通网站" style:family="paragraph">
      <style:paragraph-properties style:vertical-align="top" fo:margin-top="0in" fo:margin-bottom="0.1562in" fo:background-color="#FFFFFF"/>
      <style:text-properties style:font-name="Times New Roman" style:font-name-complex="Times New Roman" fo:color="#0000FF" fo:font-size="16pt" style:font-size-asian="16pt" style:font-size-complex="16pt"/>
    </style:style>
    <style:style style:name="P113" style:parent-style-name="普通网站" style:family="paragraph">
      <style:paragraph-properties style:vertical-align="top" fo:margin-top="0in" fo:margin-bottom="0in" fo:background-color="#FFFFFF"/>
    </style:style>
    <style:style style:name="T114" style:parent-style-name="默认段落字体" style:family="text">
      <style:text-properties style:font-name="Times New Roman" style:font-name-complex="Times New Roman" fo:color="#191919" fo:font-size="16pt" style:font-size-asian="16pt" style:font-size-complex="16pt"/>
    </style:style>
    <style:style style:name="T115" style:parent-style-name="默认段落字体" style:family="text">
      <style:text-properties style:font-name="Times New Roman" style:font-name-complex="Times New Roman" fo:color="#191919" fo:font-size="16pt" style:font-size-asian="16pt" style:font-size-complex="16pt"/>
    </style:style>
    <style:style style:name="T116" style:parent-style-name="超链接" style:family="text">
      <style:text-properties style:font-name="Times New Roman" style:font-name-complex="Times New Roman" fo:color="#B22023" fo:font-size="16pt" style:font-size-asian="16pt" style:font-size-complex="16pt"/>
    </style:style>
    <style:style style:name="T117" style:parent-style-name="apple-converted-space" style:family="text">
      <style:text-properties style:font-name="Times New Roman" style:font-name-complex="Times New Roman" fo:color="#191919" fo:font-size="16pt" style:font-size-asian="16pt" style:font-size-complex="16pt"/>
    </style:style>
    <style:style style:name="T118" style:parent-style-name="默认段落字体" style:family="text">
      <style:text-properties style:font-name="Times New Roman" style:font-name-complex="Times New Roman" fo:color="#191919" fo:font-size="16pt" style:font-size-asian="16pt" style:font-size-complex="16pt"/>
    </style:style>
    <style:style style:name="T119" style:parent-style-name="apple-converted-space" style:family="text">
      <style:text-properties style:font-name="Times New Roman" style:font-name-complex="Times New Roman" fo:color="#191919" fo:font-size="16pt" style:font-size-asian="16pt" style:font-size-complex="16pt"/>
    </style:style>
    <style:style style:name="T120" style:parent-style-name="超链接" style:family="text">
      <style:text-properties style:font-name="Times New Roman" style:font-name-complex="Times New Roman" fo:color="#B22023" fo:font-size="16pt" style:font-size-asian="16pt" style:font-size-complex="16pt"/>
    </style:style>
    <style:style style:name="P121" style:parent-style-name="普通网站" style:family="paragraph">
      <style:paragraph-properties style:vertical-align="top" fo:margin-top="0in" fo:margin-bottom="0in" fo:background-color="#FFFFFF"/>
    </style:style>
    <style:style style:name="T122" style:parent-style-name="默认段落字体" style:family="text">
      <style:text-properties style:font-name="Times New Roman" style:font-name-complex="Times New Roman" fo:color="#0000FF" fo:font-size="16pt" style:font-size-asian="16pt" style:font-size-complex="16pt"/>
    </style:style>
    <style:style style:name="T123" style:parent-style-name="默认段落字体" style:family="text">
      <style:text-properties style:font-name="Times New Roman" style:font-name-complex="Times New Roman" fo:color="#0000FF" fo:font-size="16pt" style:font-size-asian="16pt" style:font-size-complex="16pt"/>
    </style:style>
    <style:style style:name="T124" style:parent-style-name="超链接" style:family="text">
      <style:text-properties style:font-name="Times New Roman" style:font-name-complex="Times New Roman" fo:color="#0000FF" fo:font-size="16pt" style:font-size-asian="16pt" style:font-size-complex="16pt"/>
    </style:style>
    <style:style style:name="T125" style:parent-style-name="默认段落字体" style:family="text">
      <style:text-properties style:font-name="Times New Roman" style:font-name-complex="Times New Roman" fo:color="#0000FF" fo:font-size="16pt" style:font-size-asian="16pt" style:font-size-complex="16pt"/>
    </style:style>
    <style:style style:name="T126" style:parent-style-name="超链接" style:family="text">
      <style:text-properties style:font-name="Times New Roman" style:font-name-complex="Times New Roman" fo:color="#0000FF" fo:font-size="16pt" style:font-size-asian="16pt" style:font-size-complex="16pt"/>
    </style:style>
    <style:style style:name="P127" style:parent-style-name="普通网站" style:family="paragraph">
      <style:paragraph-properties style:vertical-align="top" fo:margin-top="0in" fo:margin-bottom="0in" fo:background-color="#FFFFFF"/>
    </style:style>
    <style:style style:name="T128" style:parent-style-name="默认段落字体" style:family="text">
      <style:text-properties style:font-name="Times New Roman" style:font-name-complex="Times New Roman" fo:color="#222222" fo:font-size="16pt" style:font-size-asian="16pt" style:font-size-complex="16pt"/>
    </style:style>
    <style:style style:name="T129" style:parent-style-name="apple-converted-space" style:family="text">
      <style:text-properties style:font-name="Times New Roman" style:font-name-complex="Times New Roman" fo:color="#222222" fo:font-size="16pt" style:font-size-asian="16pt" style:font-size-complex="16pt"/>
    </style:style>
    <style:style style:name="T130" style:parent-style-name="超链接" style:family="text">
      <style:text-properties style:font-name="Times New Roman" style:font-name-complex="Times New Roman" fo:color="#B22023" fo:font-size="16pt" style:font-size-asian="16pt" style:font-size-complex="16pt"/>
    </style:style>
    <style:style style:name="T131" style:parent-style-name="默认段落字体" style:family="text">
      <style:text-properties style:font-name="Times New Roman" style:font-name-complex="Times New Roman" fo:color="#222222" fo:font-size="16pt" style:font-size-asian="16pt" style:font-size-complex="16pt"/>
    </style:style>
    <style:style style:name="P132" style:parent-style-name="普通网站" style:family="paragraph">
      <style:paragraph-properties style:vertical-align="top" fo:margin-top="0in" fo:margin-bottom="0in" fo:background-color="#FFFFFF"/>
    </style:style>
    <style:style style:name="T133" style:parent-style-name="默认段落字体" style:family="text">
      <style:text-properties style:font-name="Times New Roman" style:font-name-complex="Times New Roman" fo:color="#0000FF" fo:font-size="16pt" style:font-size-asian="16pt" style:font-size-complex="16pt"/>
    </style:style>
    <style:style style:name="T134" style:parent-style-name="超链接" style:family="text">
      <style:text-properties style:font-name="Times New Roman" style:font-name-complex="Times New Roman" fo:color="#0000FF" fo:font-size="16pt" style:font-size-asian="16pt" style:font-size-complex="16pt"/>
    </style:style>
    <style:style style:name="T135" style:parent-style-name="默认段落字体" style:family="text">
      <style:text-properties style:font-name="Times New Roman" style:font-name-complex="Times New Roman" fo:color="#0000FF" fo:font-size="16pt" style:font-size-asian="16pt" style:font-size-complex="16pt"/>
    </style:style>
    <style:style style:name="P136" style:parent-style-name="普通网站" style:family="paragraph">
      <style:paragraph-properties style:vertical-align="top" fo:margin-top="0in" fo:margin-bottom="0in" fo:background-color="#FFFFFF"/>
    </style:style>
    <style:style style:name="T137" style:parent-style-name="默认段落字体" style:family="text">
      <style:text-properties style:font-name="Times New Roman" style:font-name-complex="Times New Roman" fo:color="#191919" fo:font-size="16pt" style:font-size-asian="16pt" style:font-size-complex="16pt"/>
    </style:style>
    <style:style style:name="T138" style:parent-style-name="apple-converted-space" style:family="text">
      <style:text-properties style:font-name="Times New Roman" style:font-name-complex="Times New Roman" fo:color="#191919" fo:font-size="16pt" style:font-size-asian="16pt" style:font-size-complex="16pt"/>
    </style:style>
    <style:style style:name="T139" style:parent-style-name="超链接" style:family="text">
      <style:text-properties style:font-name="Times New Roman" style:font-name-complex="Times New Roman" fo:color="#B22023" fo:font-size="16pt" style:font-size-asian="16pt" style:font-size-complex="16pt"/>
    </style:style>
    <style:style style:name="T140" style:parent-style-name="默认段落字体" style:family="text">
      <style:text-properties style:font-name="Times New Roman" style:font-name-complex="Times New Roman" fo:color="#191919" fo:font-size="16pt" style:font-size-asian="16pt" style:font-size-complex="16pt"/>
    </style:style>
    <style:style style:name="P141" style:parent-style-name="正文" style:family="paragraph">
      <style:paragraph-properties fo:margin-bottom="0in" fo:line-height="100%" fo:margin-left="0.0555in" fo:text-indent="0.043in">
        <style:tab-stops/>
      </style:paragraph-properties>
    </style:style>
    <style:style style:name="T142" style:parent-style-name="默认段落字体" style:family="text">
      <style:text-properties style:font-name="Times New Roman" style:font-name-asian="宋体" style:font-name-complex="Times New Roman" fo:color="#0000FF" style:letter-kerning="false" fo:font-size="16pt" style:font-size-asian="16pt" style:font-size-complex="16pt"/>
    </style:style>
    <style:style style:name="T143" style:parent-style-name="默认段落字体" style:family="text">
      <style:text-properties style:font-name="Times New Roman" style:font-name-asian="宋体" style:font-name-complex="Times New Roman" fo:color="#0000FF" style:letter-kerning="false" fo:font-size="16pt" style:font-size-asian="16pt" style:font-size-complex="16pt"/>
    </style:style>
    <style:style style:name="T144" style:parent-style-name="超链接" style:family="text">
      <style:text-properties style:font-name="Times New Roman" style:font-name-complex="Times New Roman" fo:color="#0000FF" fo:font-size="16pt" style:font-size-asian="16pt" style:font-size-complex="16pt"/>
    </style:style>
    <style:style style:name="P145" style:parent-style-name="正文" style:family="paragraph">
      <style:paragraph-properties fo:margin-bottom="0in" fo:line-height="100%" fo:margin-left="0.0555in" fo:text-indent="0.043in">
        <style:tab-stops/>
      </style:paragraph-properties>
    </style:style>
    <style:style style:name="T146" style:parent-style-name="默认段落字体" style:family="text">
      <style:text-properties style:font-name="Times New Roman" style:font-name-complex="Times New Roman" fo:color="#551A8B" fo:letter-spacing="-0.0062in" fo:font-size="16pt" style:font-size-asian="16pt" style:font-size-complex="16pt" style:text-underline-type="single" style:text-underline-style="solid" style:text-underline-width="auto" style:text-underline-mode="continuous"/>
    </style:style>
    <style:style style:name="T147" style:parent-style-name="默认段落字体" style:family="text">
      <style:text-properties style:font-name="Times New Roman" style:font-name-complex="Times New Roman" fo:color="#551A8B" fo:letter-spacing="-0.0048in" fo:font-size="16pt" style:font-size-asian="16pt" style:font-size-complex="16pt" style:text-underline-type="single" style:text-underline-style="solid" style:text-underline-width="auto" style:text-underline-mode="continuous"/>
    </style:style>
    <style:style style:name="T148" style:parent-style-name="默认段落字体" style:family="text">
      <style:text-properties style:font-name="Times New Roman" style:font-name-complex="Times New Roman" fo:color="#551A8B" fo:letter-spacing="-0.0041in" fo:font-size="16pt" style:font-size-asian="16pt" style:font-size-complex="16pt" style:text-underline-type="single" style:text-underline-style="solid" style:text-underline-width="auto" style:text-underline-mode="continuous"/>
    </style:style>
    <style:style style:name="P149" style:parent-style-name="正文" style:family="paragraph">
      <style:paragraph-properties fo:margin-bottom="0in" fo:line-height="100%" fo:margin-left="0.0569in">
        <style:tab-stops/>
      </style:paragraph-properties>
      <style:text-properties style:font-name="Times New Roman" style:font-name-complex="Times New Roman" fo:font-size="16pt" style:font-size-asian="16pt" style:font-size-complex="16pt"/>
    </style:style>
    <style:style style:family="graphic" style:name="a0">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office:automatic-styles>
  <office:body>
    <office:text text:use-soft-page-breaks="true">
      <text:p text:style-name="P1"><text:span text:style-name="T2"><draw:custom-shape svg:x="0in" svg:y="0in" svg:width="0.69444in" svg:height="0.69444in" draw:z-index="251655168" draw:id="id0" draw:layer="Invisible" draw:style-name="a0" draw:name="polygon1" text:anchor-type="paragraph"><svg:title/><svg:desc/><draw:enhanced-geometry draw:type="non-primitive" svg:viewBox="0 0 55502 73443" draw:enhanced-path="M 0 0 L 0 0 55502 0 55502 73443 0 73443 0 0 N" draw:text-areas="?f16 ?f18 ?f17 ?f19" draw:glue-points="?f12 ?f13 ?f12 ?f13 ?f14 ?f13 ?f14 ?f13 ?f14 ?f15 ?f14 ?f15 ?f12 ?f15 ?f12 ?f15 ?f12 ?f1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502"/><draw:equation draw:name="f7" draw:formula="?f4 / 73443"/><draw:equation draw:name="f8" draw:formula="0 * ?f5 / 55502"/><draw:equation draw:name="f9" draw:formula="0 * ?f4 / 73443"/><draw:equation draw:name="f10" draw:formula="55502 * ?f5 / 55502"/><draw:equation draw:name="f11" draw:formula="73443 * ?f4 / 73443"/><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text:span><text:span text:style-name="T3">BWW</text:span><text:span text:style-name="T4"><text:s/></text:span><text:span text:style-name="T5">CD</text:span><text:span text:style-name="T6"><text:s/></text:span><text:span text:style-name="T7">REVIEWS:</text:span><text:span text:style-name="T8"><text:s/></text:span><text:span text:style-name="T9">The</text:span><text:span text:style-name="T10"><text:s/></text:span><text:span text:style-name="T11">Original</text:span><text:span text:style-name="T12"><text:s/>Cast</text:span><text:span text:style-name="T13"><text:s/></text:span><text:span text:style-name="T14">Recording</text:span><text:span text:style-name="T15"><text:s/>for</text:span></text:p>
      <text:p text:style-name="P16"><text:span text:style-name="T17">MURDER</text:span><text:span text:style-name="T18"><text:s/></text:span><text:span text:style-name="T19">FOR</text:span><text:span text:style-name="T20"><text:s/></text:span><text:span text:style-name="T21">TWO</text:span><text:span text:style-name="T22"><text:s/></text:span><text:span text:style-name="T23">is<text:s/></text:span><text:span text:style-name="T24">Eccentric,</text:span><text:span text:style-name="T25"><text:s/></text:span><text:span text:style-name="T26">Quirky,</text:span><text:span text:style-name="T27"><text:s/></text:span><text:span text:style-name="T28">and</text:span><text:span text:style-name="T29"><text:s/></text:span><text:span text:style-name="T30">Tells</text:span><text:span text:style-name="T31"><text:s/></text:span><text:span text:style-name="T32">a</text:span><text:span text:style-name="T33"><text:s/></text:span><text:span text:style-name="T34">Story</text:span></text:p>
      <text:p text:style-name="P35">《两个人的谋杀》原声带：离奇，古怪，波澜曲折。</text:p>
      <text:p text:style-name="P36"><text:span text:style-name="T37">by</text:span><text:span text:style-name="T38"><text:s/></text:span><text:span text:style-name="T39">Brittany</text:span><text:span text:style-name="T40"><text:s/></text:span><text:span text:style-name="T41">Goldfield</text:span><text:span text:style-name="T42"><text:s/></text:span><text:span text:style-name="T43">Rodrigues</text:span><text:span text:style-name="T44">February</text:span><text:span text:style-name="T45"><text:s/></text:span><text:span text:style-name="T46">11</text:span><text:span text:style-name="T47"><text:s/></text:span></text:p>
      <text:p text:style-name="P48"><text:span text:style-name="T49">文</text:span><text:span text:style-name="T50">/</text:span><text:span text:style-name="T51">布里塔尼·戈德菲尔德·罗德里格斯</text:span><text:span text:style-name="T52"><text:s/>(</text:span><text:span text:style-name="T53">Brittany</text:span><text:span text:style-name="T54"><text:s/></text:span><text:span text:style-name="T55">Goldfield</text:span><text:span text:style-name="T56"><text:s/></text:span><text:span text:style-name="T57">Rodrigues</text:span><text:span text:style-name="T58">) 2</text:span><text:span text:style-name="T59">月</text:span><text:span text:style-name="T60">11</text:span><text:span text:style-name="T61">日</text:span></text:p>
      <text:p text:style-name="P62"><text:span text:style-name="T63">From writers Jose Kinosian and</text:span><text:span text:style-name="T64"> </text:span><text:a xlink:href="http://www.broadwayworld.com/people/Kellen-Blair/" office:target-frame-name="_top" xlink:show="replace"><text:span text:style-name="T65">Kellen Blair</text:span></text:a><text:span text:style-name="T66">comes MURDER FOR TWO. The musical centers on the adventures of a small town policeman, Officer Marcus Moscowicz, who dreams of one day becoming a detective. The story follows what happens when the wannabe detective jumps at the chance at a case - the murder of the Great American Novelist</text:span><text:span text:style-name="T67"> </text:span><text:a xlink:href="http://www.broadwayworld.com/people/Arthur-Whitney/" office:target-frame-name="_top" xlink:show="replace"><text:span text:style-name="T68">Arthur Whitney</text:span></text:a><text:span text:style-name="T69">. In no time at all, Marcus takes on the case to hunt down whodunit. He makes his way down his list of suspects - an interesting group of people. Could it have been the prima ballerina, Barette Lewis? Or was it was Arthur's suspiciously friendly psychiatrist, Dr. Griff? Maybe it was his wife, the former actress Dahlia Whitney.</text:span></text:p>
      <text:p text:style-name="P70">乔·基诺思安<text:s/>(Joe Kinosian)<text:s/>和凯伦·布莱尔<text:s/>(Kellen Blair)<text:s/>两位词曲作家为您带来悬疑音乐剧《两个人的谋杀》<text:s/>(Murder For Two)。本剧主人公马库斯·莫斯科维茨<text:s/>(Marcus Moscowitz)<text:s/>是一位梦想成为侦探的一名小镇警员。音乐剧主要讲述了马库斯的一次冒险经历。本剧开端，“伟大的美国小说作家”亚瑟·惠特尼<text:s/>(Arthur Whitnery)<text:s/>遇害，身在现场的马库斯自告奋勇缉拿真凶，当场开始调查此案。他列了一张有意思的嫌疑人名单。凶手到底会是谁？芭蕾领舞巴雷特·刘易斯<text:s/>(Barette Lewis)<text:s/>？与亚瑟关系不明的心理医生格里夫医生？还是亚瑟曾经做过女演员的妻子达利亚·惠特尼<text:s/>(Dahlia Whitney)？</text:p>
      <text:p text:style-name="P71">Marcus is on the case, and has little time before the real detective shows up. The musical's cast recording reflects every suspect's story, as well as Marcus' anxieties.</text:p>
      <text:soft-page-break/>
      <text:p text:style-name="P72">马库斯在全神贯注地查案，但是距离真正的侦探抵达现场已不剩多少时间。原声带里记录了每一个嫌疑犯的故事，也表现出了马库斯警员的焦急。</text:p>
      <text:p text:style-name="P73"><text:span text:style-name="T74">The original cast recording for MURDER FOR TWO is just as eccentric, fun, and unique as one would expect. The most interesting part about this story and its score is that two actors voice the 13 characters in the story.</text:span><text:span text:style-name="T75"> </text:span><text:a xlink:href="http://www.broadwayworld.com/people/Brett-Ryback/" office:target-frame-name="_top" xlink:show="replace"><text:span text:style-name="T76">Brett Ryback</text:span></text:a><text:span text:style-name="T77"> </text:span><text:span text:style-name="T78">takes on the role as Marcus, acting alongside</text:span><text:span text:style-name="T79"> </text:span><text:a xlink:href="http://www.broadwayworld.com/people/Jeff-Blumenkrantz/" office:target-frame-name="_top" xlink:show="replace"><text:span text:style-name="T80">Jeff Blumenkrantz</text:span></text:a><text:span text:style-name="T81"> </text:span><text:span text:style-name="T82">who plays all the suspects.</text:span></text:p>
      <text:p text:style-name="P83"><text:a xlink:href="http://www.broadwayworld.com/people/Jeff-Blumenkrantz/" office:target-frame-name="_top" xlink:show="replace"><text:span text:style-name="T84">Jeff Blumenkrantz</text:span></text:a><text:span text:style-name="T85"> </text:span><text:span text:style-name="T86">wows in this recording, as he effortlessly slips into 12 different characters, each with different sounds and accents but with equally humorous stories to tell. What may seem like a dark story is a fine comedy to sit back and listen too</text:span><text:span text:style-name="T87">.</text:span><text:span text:style-name="T88"> </text:span><text:span text:style-name="T89">This is not a recording with stand alone songs that can be listened to outside the context of the show, but if one listens to this score from start to finish, they will be immersed in this story of mystery that is packed with clever one liners and thrilling characters.</text:span></text:p>
      <text:p text:style-name="P90"><text:span text:style-name="T91">这部音乐剧的原声带古怪、有趣而</text:span><text:span text:style-name="T92">又</text:span><text:span text:style-name="T93">独特，绝对不会让听众失望。两位演员以多种声音分饰</text:span><text:span text:style-name="T94">13</text:span><text:span text:style-name="T95">个角色，这是本剧最为精彩的一大亮点。布雷特·莱巴克</text:span><text:span text:style-name="T96"><text:s/>(</text:span><text:span text:style-name="T97">Brett Ryback</text:span><text:span text:style-name="T98">)</text:span><text:span text:style-name="T99"><text:s/></text:span><text:span text:style-name="T100">饰演马库斯警员，杰夫·布卢曼克兰茨</text:span><text:span text:style-name="T101"><text:s/>(Jeff Blumenkrantz)<text:s/></text:span><text:span text:style-name="T102">饰演所有嫌疑人角色。杰</text:span><text:span text:style-name="T103">夫·布卢曼克兰茨技惊四座，在不同的声音和口音之间自由切换，生动演绎</text:span><text:span text:style-name="T104">了</text:span><text:span text:style-name="T105">12</text:span><text:span text:style-name="T106">位角色风趣幽默的故事。一个个听似阴暗的故事都变成了绝妙的喜剧。这一盘录音带的歌曲前后相连，只有从头听到尾，才能领略到这部悬疑音乐剧中俯拾即是的俏皮话和人物强烈的感情。</text:span></text:p>
      <text:p text:style-name="P107">The vocals on this recording are astonishing. Ryback has the sweet voice you would expect from a pure-hearted aspiring detective, but Blumenkrantz makes the recording as he takes on a different persona in every other song. Blumenkrantz goes from<text:s/><text:soft-page-break/>scene-stealing Dahlia Whitney, to an optimistic fireman, to a pair of two nine-year-old boys, and so many more throughout the shows musical score.</text:p>
      <text:p text:style-name="P108">原声带的声乐部分令人叹为观止。莱贝克的声音甜美，或许只有心灵纯净、胸有大志的侦探才能与之媲美。布卢曼克兰茨每两首歌曲便会变换一个角色，展现了他对于声音高超的把握能力。整部音乐剧中，布卢曼克兰茨分别扮演了出尽风头的达利亚·惠特尼、乐观向上的消防员、两对九岁的小男孩以及诸多其他角色。</text:p>
      <text:p text:style-name="P109">The two have incredible vocal chemistry, as their voices mesh together perfectly in "A Friend Like You," where Ryback's voice soars and Blumenkrantz voices the dynamic Dr. Griff. Of course, it's easy to have chemistry with someone else, but Blumenkrantz shows what it means to have chemistry with yourself. Playing two characters all at once, Blumenkrantz manages what seems to be impossible - going from one character to the next with no hesitation. It's hard to really get into a character, and he manages to get into 13, transitioning effortlessly from one to the other.</text:p>
      <text:p text:style-name="P110">在演唱《朋友如你》<text:s/>(A Friend Like You)<text:s/>时，莱贝克的声音直上云霄，饰演格里夫医生的布卢曼克兰茨声音则活力满满，两人的声音完美地交织在了一起，效果令人难以置信。当然，和他人配合绝妙并不困难，但是布卢曼克兰茨却向我们展示了与自己配合是一种怎样不可思议的事情——他同时饰演两个角色，上一句还是这个人物，下一句直接切入另一个形象。真实地表现一个角色已是不易，而他却活灵活现地表演了13个，并可以在各角色之间自由过渡。</text:p>
      <text:p text:style-name="P111">These are not songs to dance to or to sing along with, but rather this music tells a creative story that will have you hooked. The album seems to be more like a musical audiobook of sorts than a traditinal cast recording with individual songs. The tracks fall<text:s/><text:soft-page-break/>effortlessly into one another, and the story is expertly weaved throughout the score. Listeners can listen from start to finish and feel like they are watching the show as it unfolds.</text:p>
      <text:p text:style-name="P112">这些音乐不是舞曲，也不适合作为伴奏音乐，他们共同组成了一个引人入胜的有创意的故事。这部专辑与其说是传统的单曲原声带，似乎更像是一本带有旋律的有声书。歌曲的音轨前后无缝衔接，与整个故事的情节巧妙地编织在一起。当你从头完整欣赏这部专辑时，你可能会感觉到整个音乐剧仿佛就在眼前上演一般。</text:p>
      <text:p text:style-name="P113"><text:span text:style-name="T114">MURDER FOR TWO (The Original Cast Recording) is currently available for online purchase on</text:span><text:span text:style-name="T115"><text:s/></text:span><text:a xlink:href="https://itunes.apple.com/us/album/murder-for-two-original-cast/id786541568" office:target-frame-name="_blank" xlink:show="new"><text:span text:style-name="T116">iTunes</text:span></text:a><text:span text:style-name="T117"> </text:span><text:span text:style-name="T118">and</text:span><text:span text:style-name="T119"> </text:span><text:a xlink:href="http://www.amazon.com/Murder-Original-Recording-digital-booklet/dp/B00HFFAIT6" office:target-frame-name="_blank" xlink:show="new"><text:span text:style-name="T120">Amazon</text:span></text:a></text:p>
      <text:p text:style-name="P121"><text:span text:style-name="T122">在线购买</text:span><text:span text:style-name="T123">《两个人的谋杀》原声带请前往：</text:span><text:a xlink:href="https://itunes.apple.com/us/album/murder-for-two-original-cast/id786541568" office:target-frame-name="_top" xlink:show="replace"><text:span text:style-name="T124">iTunes</text:span></text:a><text:span text:style-name="T125">或</text:span><text:a xlink:href="http://www.amazon.com/Murder-Original-Recording-digital-booklet/dp/B00HFFAIT6" office:target-frame-name="_blank" xlink:show="new"><text:span text:style-name="T126">Amazon</text:span></text:a></text:p>
      <text:p text:style-name="P127"><text:span text:style-name="T128">For information about other theatrical recording releases, click</text:span><text:span text:style-name="T129"> </text:span><text:a xlink:href="http://www.broadwayworld.com/upcoming.cfm" office:target-frame-name="_blank" xlink:show="new"><text:span text:style-name="T130">here</text:span></text:a><text:span text:style-name="T131">.</text:span></text:p>
      <text:p text:style-name="P132"><text:span text:style-name="T133">如欲了解其他剧场音像制品信息，请点击</text:span><text:a xlink:href="http://www.broadwayworld.com/upcoming.cfm" office:target-frame-name="_top" xlink:show="replace"><text:span text:style-name="T134">这里</text:span></text:a><text:span text:style-name="T135">。</text:span></text:p>
      <text:p text:style-name="P136"><text:span text:style-name="T137">Cover art courtsy of</text:span><text:span text:style-name="T138"> </text:span><text:a xlink:href="http://www.broadwayworld.com/people/Ghostlight-Records/" office:target-frame-name="_top" xlink:show="replace"><text:span text:style-name="T139">Ghostlight Records</text:span></text:a><text:span text:style-name="T140">.</text:span></text:p>
      <text:p text:style-name="P141"><text:span text:style-name="T142">封面图片来源</text:span><text:span text:style-name="T143">：</text:span><text:a xlink:href="http://www.broadwayworld.com/people/Ghostlight-Records/" office:target-frame-name="_top" xlink:show="replace"><text:span text:style-name="T144">Ghostlight Records</text:span></text:a></text:p>
      <text:p text:style-name="P145"><text:span text:style-name="T146">http://www.broadwayworld.com/article/BWW-CD-</text:span><text:span text:style-name="T147">REVIEWS-The-Original-Cast-Recording-for-MURDER-FOR-TWO-is-Eccentric-Quirky-and-Tells-a-Story-</text:span><text:span text:style-name="T148">20140211#.U1Fq1fldXww</text:span></text:p>
      <text:p text:style-name="P149"><text:bookmark-start text:name="2"/><text:bookmark-end text:name="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text-properties fo:hyphenate="false"/>
    </style:style>
    <style:style style:name="默认段落字体" style:display-name="默认段落字体" style:family="text"/>
    <style:style style:name="超链接" style:display-name="超链接" style:family="text">
      <style:text-properties fo:color="#0000FF" style:text-underline-type="single" style:text-underline-style="solid" style:text-underline-width="auto" style:text-underline-mode="continuous"/>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fo:line-height="100%">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Char" style:display-name="页眉 Char" style:family="text" style:parent-style-name="默认段落字体">
      <style:text-properties fo:font-size="9pt" style:font-size-asian="9pt" style:font-size-complex="9pt"/>
    </style:style>
    <style:style style:name="页脚" style:display-name="页脚" style:family="paragraph" style:parent-style-name="正文">
      <style:paragraph-properties style:snap-to-layout-grid="false" fo:line-height="100%">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Char" style:display-name="页脚 Char" style:family="text" style:parent-style-name="默认段落字体">
      <style:text-properties fo:font-size="9pt" style:font-size-asian="9pt" style:font-size-complex="9pt"/>
    </style:style>
    <style:style style:name="普通网站" style:display-name="普通(网站)" style:family="paragraph" style:parent-style-name="正文">
      <style:paragraph-properties fo:widows="2" fo:orphans="2" fo:margin-top="0.0694in" fo:margin-bottom="0.0694in" fo:line-height="100%"/>
      <style:text-properties style:font-name="宋体" style:font-name-asian="宋体" style:font-name-complex="宋体" style:letter-kerning="false" fo:font-size="12pt" style:font-size-asian="12pt" style:font-size-complex="12pt" fo:hyphenate="false"/>
    </style:style>
    <style:style style:name="apple-converted-space" style:display-name="apple-converted-space" style:family="text" style:parent-style-name="默认段落字体"/>
    <style:style style:name="要点" style:display-name="要点" style:family="text" style:parent-style-name="默认段落字体">
      <style:text-properties fo:font-weight="bold" style:font-weight-asian="bold" style:font-weight-complex="bold"/>
    </style:style>
    <style:style style:name="访问过的超链接" style:display-name="访问过的超链接" style:family="text" style:parent-style-name="默认段落字体">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0.3694in" fo:margin-left="0.4347in" fo:margin-bottom="0.2027in" fo:margin-right="0.1847in" style:num-format="1" style:writing-mode="lr-tb" style:layout-grid-mode="line" style:layout-grid-lines="4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na Zhou</meta:initial-creator>
    <dc:creator>Lena Zhou</dc:creator>
    <meta:creation-date>2018-03-15T08:51:00Z</meta:creation-date>
    <dc:date>2018-03-15T08:51:00Z</dc:date>
    <meta:template xlink:href="Normal.dotm" xlink:type="simple"/>
    <meta:editing-cycles>2</meta:editing-cycles>
    <meta:editing-duration>PT60S</meta:editing-duration>
    <meta:document-statistic meta:page-count="4" meta:paragraph-count="11" meta:word-count="890" meta:character-count="5956" meta:row-count="42" meta:non-whitespace-character-count="5077"/>
  </office:meta>
</office:document-meta>
</file>